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04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 [.H2]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(stopa1/12)" office:value-type="string" office:string-value="" calcext:value-type="error">
            <text:p>#NAZWA?</text:p>
          </table:table-cell>
          <table:table-cell table:style-name="ce20" table:formula="of:=[.D7]+[.C8]+$" office:value-type="string" office:string-value="" calcext:value-type="error">
            <text:p>#NAZWA?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)" office:value-type="string" office:string-value="" calcext:value-type="error">
            <text:p>#NAZWA?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1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rata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procent/12" office:value-type="float" office:value="0" calcext:value-type="float">
            <text:p><text:s/>- zł </text:p>
          </table:table-cell>
          <table:table-cell table:style-name="ce20" table:formula="of:= [.D7]+[.C8]+rata" office:value-type="float" office:value="300" calcext:value-type="float">
            <text:p><text:s/>300,00 zł </text:p>
          </table:table-cell>
          <table:table-cell/>
          <table:table-cell table:style-name="ce25" table:formula="of:=[.H7]" office:value-type="float" office:value="300" calcext:value-type="float">
            <text:p><text:s/>300,00 zł </text:p>
          </table:table-cell>
          <table:table-cell table:style-name="ce25" table:formula="of:=[.F8]*oprocentowanie" office:value-type="float" office:value="3.3" calcext:value-type="float">
            <text:p><text:s/>3,30 zł </text:p>
          </table:table-cell>
          <table:table-cell table:style-name="ce34" table:formula="of:=rata+[.G8]" office:value-type="float" office:value="303.3" calcext:value-type="float">
            <text:p><text:s/>303,30 zł </text:p>
          </table:table-cell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procent/12" office:value-type="float" office:value="0.275" calcext:value-type="float">
            <text:p><text:s/>0,28 zł </text:p>
          </table:table-cell>
          <table:table-cell table:style-name="ce20" table:formula="of:= [.D8]+[.C9]+rata" office:value-type="float" office:value="600.275" calcext:value-type="float">
            <text:p><text:s/>600,28 zł </text:p>
          </table:table-cell>
          <table:table-cell/>
          <table:table-cell table:style-name="ce25" table:formula="of:=[.H8]" office:value-type="float" office:value="303.3" calcext:value-type="float">
            <text:p><text:s/>303,30 zł </text:p>
          </table:table-cell>
          <table:table-cell table:style-name="ce25" table:formula="of:=[.F9]*oprocentowanie" office:value-type="float" office:value="3.3363" calcext:value-type="float">
            <text:p><text:s/>3,34 zł </text:p>
          </table:table-cell>
          <table:table-cell table:style-name="ce34" table:formula="of:=rata+[.G9]" office:value-type="float" office:value="303.336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procent/12" office:value-type="float" office:value="0.550252083333333" calcext:value-type="float">
            <text:p><text:s/>0,55 zł </text:p>
          </table:table-cell>
          <table:table-cell table:style-name="ce20" table:formula="of:= [.D9]+[.C10]+rata" office:value-type="float" office:value="900.825252083333" calcext:value-type="float">
            <text:p><text:s/>900,83 zł </text:p>
          </table:table-cell>
          <table:table-cell/>
          <table:table-cell table:style-name="ce25" table:formula="of:=[.H9]" office:value-type="float" office:value="303.3363" calcext:value-type="float">
            <text:p><text:s/>303,34 zł </text:p>
          </table:table-cell>
          <table:table-cell table:style-name="ce25" table:formula="of:=[.F10]*oprocentowanie" office:value-type="float" office:value="3.3366993" calcext:value-type="float">
            <text:p><text:s/>3,34 zł </text:p>
          </table:table-cell>
          <table:table-cell table:style-name="ce34" table:formula="of:=rata+[.G10]" office:value-type="float" office:value="303.336699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procent/12" office:value-type="float" office:value="0.825756481076389" calcext:value-type="float">
            <text:p><text:s/>0,83 zł </text:p>
          </table:table-cell>
          <table:table-cell table:style-name="ce20" table:formula="of:= [.D10]+[.C11]+rata" office:value-type="float" office:value="1201.65100856441" calcext:value-type="float">
            <text:p><text:s/>1 201,65 zł </text:p>
          </table:table-cell>
          <table:table-cell/>
          <table:table-cell table:style-name="ce25" table:formula="of:=[.H10]" office:value-type="float" office:value="303.3366993" calcext:value-type="float">
            <text:p><text:s/>303,34 zł </text:p>
          </table:table-cell>
          <table:table-cell table:style-name="ce25" table:formula="of:=[.F11]*oprocentowanie" office:value-type="float" office:value="3.3367036923" calcext:value-type="float">
            <text:p><text:s/>3,34 zł </text:p>
          </table:table-cell>
          <table:table-cell table:style-name="ce34" table:formula="of:=rata+[.G11]" office:value-type="float" office:value="303.336703692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procent/12" office:value-type="float" office:value="1.10151342451738" calcext:value-type="float">
            <text:p><text:s/>1,10 zł </text:p>
          </table:table-cell>
          <table:table-cell table:style-name="ce20" table:formula="of:= [.D11]+[.C12]+rata" office:value-type="float" office:value="1502.75252198893" calcext:value-type="float">
            <text:p><text:s/>1 502,75 zł </text:p>
          </table:table-cell>
          <table:table-cell/>
          <table:table-cell table:style-name="ce25" table:formula="of:=[.H11]" office:value-type="float" office:value="303.3367036923" calcext:value-type="float">
            <text:p><text:s/>303,34 zł </text:p>
          </table:table-cell>
          <table:table-cell table:style-name="ce25" table:formula="of:=[.F12]*oprocentowanie" office:value-type="float" office:value="3.3367037406153" calcext:value-type="float">
            <text:p><text:s/>3,34 zł </text:p>
          </table:table-cell>
          <table:table-cell table:style-name="ce34" table:formula="of:=rata+[.G12]" office:value-type="float" office:value="303.336703740615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procent/12" office:value-type="float" office:value="1.37752314515652" calcext:value-type="float">
            <text:p><text:s/>1,38 zł </text:p>
          </table:table-cell>
          <table:table-cell table:style-name="ce20" table:formula="of:= [.D12]+[.C13]+rata" office:value-type="float" office:value="1804.13004513408" calcext:value-type="float">
            <text:p><text:s/>1 804,13 zł </text:p>
          </table:table-cell>
          <table:table-cell/>
          <table:table-cell table:style-name="ce25" table:formula="of:=[.H12]" office:value-type="float" office:value="303.336703740615" calcext:value-type="float">
            <text:p><text:s/>303,34 zł </text:p>
          </table:table-cell>
          <table:table-cell table:style-name="ce25" table:formula="of:=[.F13]*oprocentowanie" office:value-type="float" office:value="3.33670374114677" calcext:value-type="float">
            <text:p><text:s/>3,34 zł </text:p>
          </table:table-cell>
          <table:table-cell table:style-name="ce34" table:formula="of:=rata+[.G13]" office:value-type="float" office:value="303.336703741147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procent/12" office:value-type="float" office:value="1.65378587470624" calcext:value-type="float">
            <text:p><text:s/>1,65 zł </text:p>
          </table:table-cell>
          <table:table-cell table:style-name="ce20" table:formula="of:= [.D13]+[.C14]+rata" office:value-type="float" office:value="2105.78383100879" calcext:value-type="float">
            <text:p><text:s/>2 105,78 zł </text:p>
          </table:table-cell>
          <table:table-cell/>
          <table:table-cell table:style-name="ce25" table:formula="of:=[.H13]" office:value-type="float" office:value="303.336703741147" calcext:value-type="float">
            <text:p><text:s/>303,34 zł </text:p>
          </table:table-cell>
          <table:table-cell table:style-name="ce25" table:formula="of:=[.F14]*oprocentowanie" office:value-type="float" office:value="3.33670374115261" calcext:value-type="float">
            <text:p><text:s/>3,34 zł </text:p>
          </table:table-cell>
          <table:table-cell table:style-name="ce34" table:formula="of:=rata+[.G14]" office:value-type="float" office:value="303.33670374115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procent/12" office:value-type="float" office:value="1.93030184509139" calcext:value-type="float">
            <text:p><text:s/>1,93 zł </text:p>
          </table:table-cell>
          <table:table-cell table:style-name="ce20" table:formula="of:= [.D14]+[.C15]+rata" office:value-type="float" office:value="2407.71413285388" calcext:value-type="float">
            <text:p><text:s/>2 407,71 zł </text:p>
          </table:table-cell>
          <table:table-cell/>
          <table:table-cell table:style-name="ce25" table:formula="of:=[.H14]" office:value-type="float" office:value="303.336703741153" calcext:value-type="float">
            <text:p><text:s/>303,34 zł </text:p>
          </table:table-cell>
          <table:table-cell table:style-name="ce25" table:formula="of:=[.F15]*oprocentowanie" office:value-type="float" office:value="3.33670374115268" calcext:value-type="float">
            <text:p><text:s/>3,34 zł </text:p>
          </table:table-cell>
          <table:table-cell table:style-name="ce34" table:formula="of:=rata+[.G15]" office:value-type="float" office:value="303.33670374115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procent/12" office:value-type="float" office:value="2.20707128844939" calcext:value-type="float">
            <text:p><text:s/>2,21 zł </text:p>
          </table:table-cell>
          <table:table-cell table:style-name="ce20" table:formula="of:= [.D15]+[.C16]+rata" office:value-type="float" office:value="2709.92120414233" calcext:value-type="float">
            <text:p><text:s/>2 709,92 zł </text:p>
          </table:table-cell>
          <table:table-cell/>
          <table:table-cell table:style-name="ce25" table:formula="of:=[.H15]" office:value-type="float" office:value="303.336703741153" calcext:value-type="float">
            <text:p><text:s/>303,34 zł </text:p>
          </table:table-cell>
          <table:table-cell table:style-name="ce25" table:formula="of:=[.F16]*oprocentowanie" office:value-type="float" office:value="3.33670374115268" calcext:value-type="float">
            <text:p><text:s/>3,34 zł </text:p>
          </table:table-cell>
          <table:table-cell table:style-name="ce34" table:formula="of:=rata+[.G16]" office:value-type="float" office:value="303.33670374115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procent/12" office:value-type="float" office:value="2.48409443713047" calcext:value-type="float">
            <text:p><text:s/>2,48 zł </text:p>
          </table:table-cell>
          <table:table-cell table:style-name="ce20" table:formula="of:= [.D16]+[.C17]+rata" office:value-type="float" office:value="3012.40529857946" calcext:value-type="float">
            <text:p><text:s/>3 012,41 zł </text:p>
          </table:table-cell>
          <table:table-cell/>
          <table:table-cell table:style-name="ce25" table:formula="of:=[.H16]" office:value-type="float" office:value="303.336703741153" calcext:value-type="float">
            <text:p><text:s/>303,34 zł </text:p>
          </table:table-cell>
          <table:table-cell table:style-name="ce25" table:formula="of:=[.F17]*oprocentowanie" office:value-type="float" office:value="3.33670374115268" calcext:value-type="float">
            <text:p><text:s/>3,34 zł </text:p>
          </table:table-cell>
          <table:table-cell table:style-name="ce34" table:formula="of:=rata+[.G17]" office:value-type="float" office:value="303.33670374115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procent/12" office:value-type="float" office:value="2.76137152369784" calcext:value-type="float">
            <text:p><text:s/>2,76 zł </text:p>
          </table:table-cell>
          <table:table-cell table:style-name="ce20" table:formula="of:= [.D17]+[.C18]+rata" office:value-type="float" office:value="3315.16667010316" calcext:value-type="float">
            <text:p><text:s/>3 315,17 zł </text:p>
          </table:table-cell>
          <table:table-cell/>
          <table:table-cell table:style-name="ce25" table:formula="of:=[.H17]" office:value-type="float" office:value="303.336703741153" calcext:value-type="float">
            <text:p><text:s/>303,34 zł </text:p>
          </table:table-cell>
          <table:table-cell table:style-name="ce25" table:formula="of:=[.F18]*oprocentowanie" office:value-type="float" office:value="3.33670374115268" calcext:value-type="float">
            <text:p><text:s/>3,34 zł </text:p>
          </table:table-cell>
          <table:table-cell table:style-name="ce34" table:formula="of:=rata+[.G18]" office:value-type="float" office:value="303.336703741153" calcext:value-type="float">
            <text:p><text:s/>303,34 zł </text:p>
          </table:table-cell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procent/12" office:value-type="float" office:value="3.0389027809279" calcext:value-type="float">
            <text:p><text:s/>3,04 zł </text:p>
          </table:table-cell>
          <table:table-cell table:style-name="ce20" table:formula="of:= [.D18]+[.C19]+rata" office:value-type="float" office:value="3618.20557288409" calcext:value-type="float">
            <text:p><text:s/>3 618,21 zł </text:p>
          </table:table-cell>
          <table:table-cell/>
          <table:table-cell table:style-name="ce25" table:formula="of:=[.H18]" office:value-type="float" office:value="303.336703741153" calcext:value-type="float">
            <text:p><text:s/>303,34 zł </text:p>
          </table:table-cell>
          <table:table-cell table:style-name="ce25" table:formula="of:=[.F19]*oprocentowanie" office:value-type="float" office:value="3.33670374115268" calcext:value-type="float">
            <text:p><text:s/>3,34 zł </text:p>
          </table:table-cell>
          <table:table-cell table:style-name="ce34" table:formula="of:=rata+[.G19]" office:value-type="float" office:value="303.336703741153" calcext:value-type="float">
            <text:p><text:s/>303,34 zł </text:p>
          </table:table-cell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99" table:formula="of:=FV(procent/12;12;-rata;start)" office:value-type="currency" office:currency="PLN" office:value="3618.20557288411" calcext:value-type="currency">
            <text:p>3 618,21 zł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start2" office:value-type="float" office:value="3000" calcext:value-type="float">
            <text:p><text:s/>3 000,00 zł </text:p>
          </table:table-cell>
          <table:table-cell table:style-name="ce45"/>
          <table:table-cell table:style-name="ce129" table:formula="of:=FV(6.5;15; ;3000)" office:value-type="currency" office:currency="PLN" office:value="-4.00903830304742E+016" calcext:value-type="currency">
            <text:p>-40 090 383 030 474 200,00 zł</text:p>
          </table:table-cell>
          <table:table-cell table:number-columns-repeated="1016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0" calcext:value-type="float">
            <text:p><text:s/>- zł </text:p>
          </table:table-cell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oprocentowanie" table:base-cell-address="$FV.$D$2" table:cell-range-address="$FV.$D$2"/>
        <table:named-range table:name="procent" table:base-cell-address="$FV.$D$2" table:cell-range-address="$FV.$D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art2" table:base-cell-address="$Lokata.$D$2" table:cell-range-address="$Lokata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9:22.4080780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2:51.923381280</dc:date>
    <meta:editing-cycles>14</meta:editing-cycles>
    <meta:editing-duration>P11DT13H54M19S</meta:editing-duration>
    <meta:generator>LibreOffice/6.0.2.1$Linux_X86_64 LibreOffice_project/00m0$Build-1</meta:generator>
    <meta:document-statistic meta:table-count="4" meta:cell-count="18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